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25cm"/>
    </style:style>
    <style:style style:name="co3" style:family="table-column">
      <style:table-column-properties fo:break-before="auto" style:column-width="5.029cm"/>
    </style:style>
    <style:style style:name="co4" style:family="table-column">
      <style:table-column-properties fo:break-before="auto" style:column-width="5.046cm"/>
    </style:style>
    <style:style style:name="co5" style:family="table-column">
      <style:table-column-properties fo:break-before="auto" style:column-width="4.994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>
            <text:p>Annulus</text:p>
          </table:table-cell>
          <table:table-cell office:value-type="string">
            <text:p>Eff. Bitrate DR0, DR8 (dist)</text:p>
          </table:table-cell>
          <table:table-cell office:value-type="string">
            <text:p>Eff. Bitrate DR0, DR8 (power)</text:p>
          </table:table-cell>
          <table:table-cell office:value-type="string">
            <text:p>Eff. Bitrate DR5, DR8 (dist)</text:p>
          </table:table-cell>
          <table:table-cell office:value-type="string">
            <text:p>Eff. Bitrate DR5, DR8 (power)</text:p>
          </table:table-cell>
        </table:table-row>
        <table:table-row table:style-name="ro2">
          <table:table-cell office:value-type="string">
            <text:p>+-0dB</text:p>
          </table:table-cell>
          <table:table-cell table:number-columns-repeated="2" table:style-name="ce1" office:value-type="float" office:value="6.157">
            <text:p>6,157</text:p>
          </table:table-cell>
          <table:table-cell table:number-columns-repeated="2" office:value-type="float" office:value="196.1">
            <text:p>196,1</text:p>
          </table:table-cell>
        </table:table-row>
        <table:table-row table:style-name="ro2">
          <table:table-cell office:value-type="string">
            <text:p>+-6dB</text:p>
          </table:table-cell>
          <table:table-cell office:value-type="float" office:value="7.12">
            <text:p>7,12</text:p>
          </table:table-cell>
          <table:table-cell office:value-type="float" office:value="7.19">
            <text:p>7,19</text:p>
          </table:table-cell>
          <table:table-cell office:value-type="float" office:value="213.16">
            <text:p>213,16</text:p>
          </table:table-cell>
          <table:table-cell office:value-type="float" office:value="213.6">
            <text:p>213,6</text:p>
          </table:table-cell>
        </table:table-row>
        <table:table-row table:style-name="ro2">
          <table:table-cell office:value-type="string">
            <text:p>+-12dB</text:p>
          </table:table-cell>
          <table:table-cell office:value-type="float" office:value="7.44">
            <text:p>7,44</text:p>
          </table:table-cell>
          <table:table-cell office:value-type="float" office:value="7.58">
            <text:p>7,58</text:p>
          </table:table-cell>
          <table:table-cell office:value-type="float" office:value="213.87">
            <text:p>213,87</text:p>
          </table:table-cell>
          <table:table-cell office:value-type="float" office:value="220.65">
            <text:p>220,65</text:p>
          </table:table-cell>
        </table:table-row>
        <table:table-row table:style-name="ro2">
          <table:table-cell office:value-type="string">
            <text:p>+-18dB</text:p>
          </table:table-cell>
          <table:table-cell table:number-columns-repeated="2" office:value-type="float" office:value="7.19">
            <text:p>7,19</text:p>
          </table:table-cell>
          <table:table-cell office:value-type="float" office:value="215.04">
            <text:p>215,04</text:p>
          </table:table-cell>
          <table:table-cell office:value-type="float" office:value="222.37">
            <text:p>222,37</text:p>
          </table:table-cell>
        </table:table-row>
        <table:table-row table:style-name="ro2">
          <table:table-cell>
            <draw:frame table:end-cell-address="Hoja1.H37" table:end-x="0.075cm" table:end-y="0.229cm" draw:z-index="0" draw:style-name="gr1" draw:text-style-name="P1" svg:width="26.663cm" svg:height="14.134cm" svg:x="0.105cm" svg:y="0.095cm">
              <draw:object draw:notify-on-update-of-ranges="Hoja1.A2:Hoja1.A5 Hoja1.B1:Hoja1.B1 Hoja1.B2:Hoja1.B5 Hoja1.C1:Hoja1.C1 Hoja1.C2:Hoja1.C5 Hoja1.D1:Hoja1.D1 Hoja1.D2:Hoja1.D5 Hoja1.E1:Hoja1.E1 Hoja1.E2:Hoja1.E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5">05/10/2021</text:date>, <text:time>11:21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</meta:initial-creator>
    <meta:creation-date>2021-10-05T07:32:45.07</meta:creation-date>
    <dc:date>2021-10-05T11:21:02.74</dc:date>
    <dc:creator>Aaron </dc:creator>
    <meta:editing-duration>PT1H28M13S</meta:editing-duration>
    <meta:editing-cycles>2</meta:editing-cycles>
    <meta:generator>OpenOffice/4.1.10$Win32 OpenOffice.org_project/4110m2$Build-9807</meta:generator>
    <meta:document-statistic meta:table-count="3" meta:cell-count="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64cm" svg:height="14.135cm" xlink:href=".." xlink:type="simple" chart:class="chart:line" chart:style-name="ch1">
        <chart:legend chart:legend-position="end" svg:x="20.849cm" svg:y="5.969cm" style:legend-expansion="high" chart:style-name="ch2"/>
        <chart:plot-area chart:style-name="ch3" table:cell-range-address="Hoja1.A2:Hoja1.E5 Hoja1.B1:Hoja1.E1" chart:data-source-has-labels="both" svg:x="1.571cm" svg:y="1.263cm" svg:width="18.212cm" svg:height="12.17cm">
          <chartooo:coordinate-region svg:x="2.378cm" svg:y="1.475cm" svg:width="16.848cm" svg:height="11.285cm"/>
          <chart:axis chart:dimension="x" chart:name="primary-x" chart:style-name="ch4" chartooo:axis-type="auto">
            <chartooo:date-scale/>
            <chart:categories table:cell-range-address="Hoja1.A2:Hoja1.A5"/>
          </chart:axis>
          <chart:axis chart:dimension="y" chart:name="primary-y" chart:style-name="ch4">
            <chart:title svg:x="0.451cm" svg:y="8.821cm" chart:style-name="ch5">
              <text:p>Bitrate efectivo (b/s)</text:p>
            </chart:title>
            <chart:grid chart:style-name="ch6" chart:class="major"/>
          </chart:axis>
          <chart:series chart:style-name="ch7" chart:values-cell-range-address="Hoja1.B2:Hoja1.B5" chart:label-cell-address="Hoja1.B1:Hoja1.B1" chart:class="chart:line">
            <chart:data-point chart:repeated="4"/>
          </chart:series>
          <chart:series chart:style-name="ch8" chart:values-cell-range-address="Hoja1.C2:Hoja1.C5" chart:label-cell-address="Hoja1.C1:Hoja1.C1" chart:class="chart:line">
            <chart:data-point chart:repeated="4"/>
          </chart:series>
          <chart:series chart:style-name="ch9" chart:values-cell-range-address="Hoja1.D2:Hoja1.D5" chart:label-cell-address="Hoja1.D1:Hoja1.D1" chart:class="chart:line">
            <chart:data-point chart:repeated="4"/>
          </chart:series>
          <chart:series chart:style-name="ch10" chart:values-cell-range-address="Hoja1.E2:Hoja1.E5" chart:label-cell-address="Hoja1.E1:Hoja1.E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. Bitrate DR0, DR8 (dist)</text:p>
                <draw:g>
                  <svg:desc>Hoja1.B1:Hoja1.B1</svg:desc>
                </draw:g>
              </table:table-cell>
              <table:table-cell office:value-type="string">
                <text:p>Eff. Bitrate DR0, DR8 (power)</text:p>
                <draw:g>
                  <svg:desc>Hoja1.C1:Hoja1.C1</svg:desc>
                </draw:g>
              </table:table-cell>
              <table:table-cell office:value-type="string">
                <text:p>Eff. Bitrate DR5, DR8 (dist)</text:p>
                <draw:g>
                  <svg:desc>Hoja1.D1:Hoja1.D1</svg:desc>
                </draw:g>
              </table:table-cell>
              <table:table-cell office:value-type="string">
                <text:p>Eff. Bitrate DR5, DR8 (power)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+-0dB</text:p>
                <draw:g>
                  <svg:desc>Hoja1.A2:Hoja1.A5</svg:desc>
                </draw:g>
              </table:table-cell>
              <table:table-cell office:value-type="float" office:value="6.157">
                <text:p>6.157</text:p>
                <draw:g>
                  <svg:desc>Hoja1.B2:Hoja1.B5</svg:desc>
                </draw:g>
              </table:table-cell>
              <table:table-cell office:value-type="float" office:value="6.157">
                <text:p>6.157</text:p>
                <draw:g>
                  <svg:desc>Hoja1.C2:Hoja1.C5</svg:desc>
                </draw:g>
              </table:table-cell>
              <table:table-cell office:value-type="float" office:value="196.1">
                <text:p>196.1</text:p>
                <draw:g>
                  <svg:desc>Hoja1.D2:Hoja1.D5</svg:desc>
                </draw:g>
              </table:table-cell>
              <table:table-cell office:value-type="float" office:value="196.1">
                <text:p>196.1</text:p>
                <draw:g>
                  <svg:desc>Hoja1.E2:Hoja1.E5</svg:desc>
                </draw:g>
              </table:table-cell>
            </table:table-row>
            <table:table-row>
              <table:table-cell office:value-type="string">
                <text:p>+-6dB</text:p>
              </table:table-cell>
              <table:table-cell office:value-type="float" office:value="7.12">
                <text:p>7.12</text:p>
              </table:table-cell>
              <table:table-cell office:value-type="float" office:value="7.19">
                <text:p>7.19</text:p>
              </table:table-cell>
              <table:table-cell office:value-type="float" office:value="213.16">
                <text:p>213.16</text:p>
              </table:table-cell>
              <table:table-cell office:value-type="float" office:value="213.6">
                <text:p>213.6</text:p>
              </table:table-cell>
            </table:table-row>
            <table:table-row>
              <table:table-cell office:value-type="string">
                <text:p>+-12dB</text:p>
              </table:table-cell>
              <table:table-cell office:value-type="float" office:value="7.44">
                <text:p>7.44</text:p>
              </table:table-cell>
              <table:table-cell office:value-type="float" office:value="7.58">
                <text:p>7.58</text:p>
              </table:table-cell>
              <table:table-cell office:value-type="float" office:value="213.87">
                <text:p>213.87</text:p>
              </table:table-cell>
              <table:table-cell office:value-type="float" office:value="220.65">
                <text:p>220.65</text:p>
              </table:table-cell>
            </table:table-row>
            <table:table-row>
              <table:table-cell office:value-type="string">
                <text:p>+-18dB</text:p>
              </table:table-cell>
              <table:table-cell office:value-type="float" office:value="7.19">
                <text:p>7.19</text:p>
              </table:table-cell>
              <table:table-cell office:value-type="float" office:value="7.19">
                <text:p>7.19</text:p>
              </table:table-cell>
              <table:table-cell office:value-type="float" office:value="215.04">
                <text:p>215.04</text:p>
              </table:table-cell>
              <table:table-cell office:value-type="float" office:value="222.37">
                <text:p>222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